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dd40" officeooo:paragraph-rsid="0006dd40"/>
    </style:style>
    <style:style style:name="P2" style:family="paragraph" style:parent-style-name="Standard">
      <style:text-properties officeooo:rsid="0007b689" officeooo:paragraph-rsid="0007b689"/>
    </style:style>
    <style:style style:name="P3" style:family="paragraph" style:parent-style-name="Standard">
      <style:text-properties officeooo:rsid="0007dacb" officeooo:paragraph-rsid="0007dacb"/>
    </style:style>
    <style:style style:name="P4" style:family="paragraph" style:parent-style-name="Standard">
      <style:text-properties officeooo:rsid="000804ae" officeooo:paragraph-rsid="000804a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ert learning</text:p>
      <text:p text:style-name="P1">labeliser les images</text:p>
      <text:p text:style-name="P1">dire ce que c’est dans le code</text:p>
      <text:p text:style-name="P1">supervisés</text:p>
      <text:p text:style-name="P1">non supervisés</text:p>
      <text:p text:style-name="P2">crowd-sourcing</text:p>
      <text:p text:style-name="P2"/>
      <text:p text:style-name="P2">prototype qui utilise api</text:p>
      <text:p text:style-name="P2">algorithme moins gourmand en données</text:p>
      <text:p text:style-name="P2">nécessite avis d’expert</text:p>
      <text:p text:style-name="P2">et à partir de là financement crowd-founding (insuffisant) =&gt; m’adjoindre spécialistes zones humides</text:p>
      <text:p text:style-name="P2">obtenir financements publics et privés</text:p>
      <text:p text:style-name="P2"/>
      <text:p text:style-name="P2"><text:a xlink:type="simple" xlink:href="http://www.image-net.org/" text:style-name="Internet_20_link" text:visited-style-name="Visited_20_Internet_20_Link">http://www.image-net.org/</text:a></text:p>
      <text:p text:style-name="P2"/>
      <text:p text:style-name="P2">comparer avec coût pour mobiliser un expert botaniste</text:p>
      <text:p text:style-name="P3">confidence</text:p>
      <text:p text:style-name="P3"><text:span text:style-name="T1">régression linéaire (système d’extrapolation)</text:span> et régression logistique (réponse oui/non =&gt; pourcentage oui et pourcentage non)</text:p>
      <text:p text:style-name="P3"/>
      <text:p text:style-name="P3">faire de la vidéo, petits clips éducatifs</text:p>
      <text:p text:style-name="P3"/>
      <text:p text:style-name="P4">drone peut-être + pertinent qu’image satellite</text:p>
      <text:p text:style-name="P4"/>
      <text:p text:style-name="P4">gael musquet =&gt; spécialiste en cartographie</text:p>
      <text:p text:style-name="P4">il va me donner des informations sur les images satellites + images drones</text:p>
      <text:p text:style-name="P4"/>
      <text:p text:style-name="P4">Api <text:a xlink:type="simple" xlink:href="mailto:pl@ntnet" text:style-name="Internet_20_link" text:visited-style-name="Visited_20_Internet_20_Link">pl@ntnet</text:a></text:p>
      <text:p text:style-name="P4"/>
      <text:p text:style-name="P4">mardi venir sur Lens</text:p>
      <text:p text:style-name="P4">m’installer atrium</text:p>
      <text:p text:style-name="P4">medium.com</text:p>
      <text:p text:style-name="P4">toworddedafayens.com</text:p>
      <text:p text:style-name="P4">articles vulgarisation machine learning, à la pointe, aspect technique, mathématique</text:p>
      <text:p text:style-name="P4">chaîne silence 4 for all</text:p>
      <text:p text:style-name="P4">une partie sur l’intelligence artificiel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7:17:36.391000000</meta:creation-date>
    <dc:date>2020-07-31T18:15:44.354000000</dc:date>
    <meta:editing-duration>PT15M15S</meta:editing-duration>
    <meta:editing-cycles>1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27" meta:word-count="133" meta:character-count="976" meta:non-whitespace-character-count="870"/>
  </office:meta>
</office:document-meta>
</file>